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Segoe UI" svg:font-family="'Segoe UI'"/>
    <style:font-face style:name="Lucida Sans1" svg:font-family="'Lucida Sans'" style:font-family-generic="swiss"/>
    <style:font-face style:name="Liberation Sans" svg:font-family="'Liberation Sans'"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f6d4" officeooo:paragraph-rsid="0009f6d4" fo:background-color="#ec9ba4"/>
    </style:style>
    <style:style style:name="P2" style:family="paragraph" style:parent-style-name="Standard">
      <style:text-properties officeooo:rsid="0009f6d4" officeooo:paragraph-rsid="0009f6d4" fo:background-color="transparent"/>
    </style:style>
    <style:style style:name="P3" style:family="paragraph" style:parent-style-name="Standard">
      <style:text-properties fo:font-style="normal" officeooo:rsid="0009f6d4" officeooo:paragraph-rsid="0009f6d4" fo:background-color="transparent" style:font-style-asian="normal" style:font-style-complex="normal"/>
    </style:style>
    <style:style style:name="P4" style:family="paragraph" style:parent-style-name="Standard">
      <style:text-properties fo:font-style="normal" fo:font-weight="normal" officeooo:rsid="0009f6d4" officeooo:paragraph-rsid="0009f6d4" fo:background-color="transparent" style:font-style-asian="normal" style:font-weight-asian="normal" style:font-style-complex="normal" style:font-weight-complex="normal"/>
    </style:style>
    <style:style style:name="P5" style:family="paragraph" style:parent-style-name="Standard">
      <style:text-properties fo:font-style="normal" fo:font-weight="normal" officeooo:rsid="000c75e5" officeooo:paragraph-rsid="000c75e5" fo:background-color="transparent" style:font-style-asian="normal" style:font-weight-asian="normal" style:font-style-complex="normal" style:font-weight-complex="normal"/>
    </style:style>
    <style:style style:name="P6" style:family="paragraph" style:parent-style-name="Standard">
      <style:text-properties fo:font-style="normal" fo:font-weight="normal" officeooo:rsid="000c75e5" officeooo:paragraph-rsid="000c75e5" fo:background-color="#ffde59" style:font-style-asian="normal" style:font-weight-asian="normal" style:font-style-complex="normal" style:font-weight-complex="normal"/>
    </style:style>
    <style:style style:name="P7" style:family="paragraph" style:parent-style-name="Standard">
      <style:text-properties fo:font-style="italic" officeooo:rsid="0009f6d4" officeooo:paragraph-rsid="0009f6d4" fo:background-color="transparent" style:font-style-asian="italic" style:font-style-complex="italic"/>
    </style:style>
    <style:style style:name="P8" style:family="paragraph" style:parent-style-name="Standard">
      <style:text-properties fo:font-style="normal" fo:font-weight="normal" officeooo:rsid="000c75e5" officeooo:paragraph-rsid="000c75e5" fo:background-color="transparent" style:font-style-asian="normal" style:font-weight-asian="normal" style:font-style-complex="normal" style:font-weight-complex="normal"/>
    </style:style>
    <style:style style:name="P9" style:family="paragraph" style:parent-style-name="Standard">
      <style:text-properties fo:font-style="normal" fo:font-weight="normal" officeooo:rsid="000d495b" officeooo:paragraph-rsid="000d495b" fo:background-color="transparent"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0d495b" officeooo:paragraph-rsid="000d495b" fo:background-color="transparent"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0d5a05" officeooo:paragraph-rsid="000d5a05" fo:background-color="transparent"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officeooo:rsid="000d495b" officeooo:paragraph-rsid="000d495b"/>
    </style:style>
    <style:style style:name="P13" style:family="paragraph" style:parent-style-name="Standard">
      <style:paragraph-properties fo:text-align="start" style:justify-single-word="false"/>
      <style:text-properties officeooo:paragraph-rsid="000d495b"/>
    </style:style>
    <style:style style:name="P14" style:family="paragraph" style:parent-style-name="Standard" style:list-style-name="L1">
      <style:paragraph-properties fo:text-align="start" style:justify-single-word="false"/>
      <style:text-properties officeooo:paragraph-rsid="000ef98c"/>
    </style:style>
    <style:style style:name="P15" style:family="paragraph" style:parent-style-name="Standard">
      <style:paragraph-properties fo:text-align="start" style:justify-single-word="false"/>
      <style:text-properties officeooo:rsid="000ef98c" officeooo:paragraph-rsid="000ef98c"/>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fo:font-weight="bold" fo:background-color="transparent" loext:char-shading-value="0" style:font-style-asian="italic" style:font-weight-asian="bold" style:font-style-complex="italic" style:font-weight-complex="bold"/>
    </style:style>
    <style:style style:name="T4" style:family="text">
      <style:text-properties fo:font-style="italic" style:text-underline-style="none" fo:font-weight="bold" officeooo:rsid="000d495b" fo:background-color="transparent" loext:char-shading-value="0" style:font-style-asian="italic" style:font-weight-asian="bold" style:font-style-complex="italic" style:font-weight-complex="bold"/>
    </style:style>
    <style:style style:name="T5" style:family="text">
      <style:text-properties fo:font-style="italic" style:text-underline-style="none" fo:font-weight="bold" officeooo:rsid="000ef98c" fo:background-color="transparent" loext:char-shading-value="0" style:font-style-asian="italic" style:font-weight-asian="bold" style:font-style-complex="italic" style:font-weight-complex="bold"/>
    </style:style>
    <style:style style:name="T6" style:family="text">
      <style:text-properties fo:font-style="italic" style:text-underline-style="none" fo:font-weight="normal" fo:background-color="transparent" loext:char-shading-value="0" style:font-style-asian="italic" style:font-weight-asian="normal" style:font-style-complex="italic" style:font-weight-complex="normal"/>
    </style:style>
    <style:style style:name="T7" style:family="text">
      <style:text-properties fo:font-style="italic" style:text-underline-style="none" fo:font-weight="normal" officeooo:rsid="000ef98c" fo:background-color="transparent" loext:char-shading-value="0"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11" style:family="text">
      <style:text-properties fo:font-style="normal" style:text-underline-style="none" fo:font-weight="normal" officeooo:rsid="000d495b" fo:background-color="transparent" loext:char-shading-value="0" style:font-style-asian="normal" style:font-weight-asian="normal" style:font-style-complex="normal" style:font-weight-complex="normal"/>
    </style:style>
    <style:style style:name="T12" style:family="text">
      <style:text-properties fo:font-style="normal" style:text-underline-style="none" fo:font-weight="normal" officeooo:rsid="000ef98c" fo:background-color="transparent" loext:char-shading-value="0" style:font-style-asian="normal" style:font-weight-asian="normal" style:font-style-complex="normal" style:font-weight-complex="normal"/>
    </style:style>
    <style:style style:name="T13" style:family="text">
      <style:text-properties fo:font-style="normal" style:text-underline-style="none" fo:font-weight="bold" officeooo:rsid="000ef98c" fo:background-color="transparent" loext:char-shading-value="0"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fo:color="#1c1c1c" loext:opacity="100%" style:font-name="Segoe UI1" fo:font-size="12pt" fo:font-style="normal" style:text-underline-style="none" fo:font-weight="normal" officeooo:rsid="000ef98c" fo:background-color="transparent" loext:char-shading-value="0"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uebas unitarias, utilizando mocks y stubs</text:p>
      <text:p text:style-name="P1"/>
      <text:p text:style-name="P2">La idea para el test del proyecto es realizar una prueba unitaria sobre el modelo (a modo de resumen). </text:p>
      <text:p text:style-name="P2">La prueba unitaria nos permite comprobar que una unidad o una pieza del sistema, bajo un entorno determinado, produce los resultados esperados.</text:p>
      <text:p text:style-name="P2"/>
      <text:p text:style-name="P2">Para el caso del modelo de este proyecto, el modelo tiene dos clases asociadas las cuales utiliza para realizar ciertas operaciones. <text:line-break/><text:line-break/>Una asociación es a la interfaz WikipediaSearcher, la cual se encarga de realizar una busqueda utilizando las API de wikipedia previstas en el proyecto.</text:p>
      <text:p text:style-name="P2">La otra asociación es a una base datos, la cual nos permite almacenar informacion localmente. </text:p>
      <text:p text:style-name="P2"/>
      <text:p text:style-name="P2">Como el objetivo del test unitario para este caso, observar el comportamiento de la unidad<text:span text:style-name="T1"> modelo</text:span><text:span text:style-name="T9"> para determinar si produce los resultados esperados, tenemos que evitar los distintos errores que nos puedan influír en estos resultados, en este caso desde esas interfaces asociadas a la unidad</text:span><text:span text:style-name="T1"> modelo. </text:span></text:p>
      <text:p text:style-name="P7"/>
      <text:p text:style-name="P3">Para aislar a la unidad que queremos testear, lo que hacemos es introducir <text:span text:style-name="T14">dobles de prueba.</text:span></text:p>
      <text:p text:style-name="P4">Esto nos permite controlar los resultados externos desde las asociaciones de la unidad que queremos testear.</text:p>
      <text:p text:style-name="P4"/>
      <text:p text:style-name="P5">La idea en principio es crear un Stub para la base de datos:</text:p>
      <text:p text:style-name="P5">Esto nos permite implementar todos los métodos de la interfaz de base de datos que tenemos en el sistema, para simular una base de datos real, pero solo almacenando valores en variables. (Por ejemplo, un titulo y un extracto).</text:p>
      <text:p text:style-name="P5"/>
      <text:p text:style-name="P5">El stub es util para este caso, porque solo queremos alterar el comportamiento de la base de datos una unica vez. </text:p>
      <text:p text:style-name="P5"/>
      <text:p text:style-name="P5">No asi para el caso del buscador en wikipedia:</text:p>
      <text:p text:style-name="P5">Para el buscador utilizaremos un mock a la interfaz. Esto nos va a permitir manipular los resultados de los metodos de la interfaz, retornando los valores que necesitemos para cada test en particular. </text:p>
      <text:p text:style-name="P5"><text:line-break/>Esta manipulacion de metodos se realiza dentro de cada test.<text:line-break/>Contrariamente al stub de la base de datos, para el buscador de wikipedia si vamos a alterar su comportamiento varias veces. (Si utilizaramos un stub para esto, deberiamos crear una clase que implemente la interfaz del buscador, seteando los resultados para cada test distinto que queremos realizar).</text:p>
      <text:p text:style-name="P5"/>
      <text:p text:style-name="P5"/>
      <text:p text:style-name="P6"><text:soft-page-break/>La pregunta es; Hay que doblar los oyentes? Porque estaba leyendo que si tuvieses mas test unitarios, por ejemplo tomando como unidad la vista, edsde los oyentes+los presentadores estarias afectando los resutlados de la vista. </text:p>
      <text:p text:style-name="P6"/>
      <text:p text:style-name="P6">Actualmente el test está implementado de manera uqe los resultados son plasmados en la vista, de hecho tambien son recuperados desde alli para comparar los resultados obtenidos con los esperados</text:p>
      <text:p text:style-name="P5"/>
      <text:p text:style-name="P5"/>
      <text:p text:style-name="P9">En la implementacion de los test, se creó primero un <text:span text:style-name="T2">@Before </text:span><text:span text:style-name="T8"><text:s/></text:span><text:span text:style-name="T15">el cual se ejecutará antes de cada test, con la tarea de inicializar o reinicializar el sistema para evitar que los test dejen residuos posteriores a su ejecución.</text:span></text:p>
      <text:p text:style-name="P9"><text:span text:style-name="T15"/></text:p>
      <text:p text:style-name="P9"><text:span text:style-name="T15">Luego se implementaron los siguientes tests: </text:span></text:p>
      <text:p text:style-name="P5"/>
      <text:p text:style-name="P10">testNewSearchInWikipediaSearcher:</text:p>
      <text:p text:style-name="P10"/>
      <text:p text:style-name="P13"><text:span text:style-name="T11">Este test utiliza </text:span><text:span text:style-name="T4">stubs </text:span><text:span text:style-name="T11">para</text:span><text:span text:style-name="T4"> </text:span><text:span text:style-name="T11">la base de datos y el buscador en wikipedia, reemplaza ambos modulos en el sistema previamente inicializado, para testear utilizando los dobles.</text:span></text:p>
      <text:p text:style-name="P12"><text:span text:style-name="T10"/></text:p>
      <text:p text:style-name="P12"><text:span text:style-name="T10">Luego ejecuta el método </text:span><text:span text:style-name="T3">searchTermInWikipedia</text:span><text:span text:style-name="T10"> con el parámetro </text:span><text:span text:style-name="T6">Fifa 21</text:span><text:span text:style-name="T10">.</text:span></text:p>
      <text:p text:style-name="P12"><text:span text:style-name="T10">Por último se comparan los resultados finales del sistema, obtenidos desde la vista, con los resultados esperados. </text:span></text:p>
      <text:p text:style-name="P12"><text:span text:style-name="T10"/></text:p>
      <text:p text:style-name="P11">testSaveLocally: </text:p>
      <text:p text:style-name="P10"/>
      <text:p text:style-name="P13"><text:span text:style-name="T11">Este test utiliza </text:span><text:span text:style-name="T4">stubs </text:span><text:span text:style-name="T11">para</text:span><text:span text:style-name="T4"> </text:span><text:span text:style-name="T11">la base de datos y el buscador en wikipedia, reemplaza ambos modulos en el sistema previamente inicializado, para testear utilizando los dobles.</text:span></text:p>
      <text:p text:style-name="P12"><text:span text:style-name="T10"/></text:p>
      <text:p text:style-name="P12"><text:span text:style-name="T10">Luego </text:span><text:span text:style-name="T12">se setea en el modelo, una serie de datos que simulan una busqueda previa: </text:span></text:p>
      <text:list xml:id="list1134481560" text:style-name="L1">
        <text:list-item>
          <text:p text:style-name="P14"><text:span text:style-name="T16">videoGameInfoModel.setLastPageSearchedWithSuccessInWiki(true);</text:span></text:p>
        </text:list-item>
        <text:list-item>
          <text:p text:style-name="P14"><text:span text:style-name="T16">videoGameInfoModel.setLastPageTitleSearchedInWiki("Fifa 21");</text:span></text:p>
        </text:list-item>
        <text:list-item>
          <text:p text:style-name="P14"><text:span text:style-name="T16">videoGameInfoModel.setLastIntroPageSearchedInWiki("Fifa 21 is a game of ...");</text:span></text:p>
        </text:list-item>
      </text:list>
      <text:p text:style-name="P12"><text:span text:style-name="T10"/></text:p>
      <text:p text:style-name="P15"><text:span text:style-name="T10">Esto es por la implementacion del modelo, para poder efectuar un saveLocally.</text:span></text:p>
      <text:p text:style-name="P15"><text:span text:style-name="T10"/></text:p>
      <text:p text:style-name="P12"><text:span text:style-name="T10">Por último se </text:span><text:span text:style-name="T12">ejecuta el metodo </text:span><text:span text:style-name="T5">storeLastSearchedPage()</text:span><text:span text:style-name="T12"> y se </text:span><text:span text:style-name="T10">comparan los resultados finales del sistema, obtenidos desde la </text:span><text:span text:style-name="T12">base de datos</text:span><text:span text:style-name="T10">, con los resultados esperado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Segoe UI" svg:font-family="'Segoe UI'"/>
    <style:font-face style:name="Lucida Sans1" svg:font-family="'Lucida Sans'" style:font-family-generic="swiss"/>
    <style:font-face style:name="Liberation Sans" svg:font-family="'Liberation Sans'"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Segoe UI"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Segoe UI"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Segoe UI" fo:font-family="'Segoe U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Segoe UI" fo:font-family="'Segoe U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egoe UI" fo:font-family="'Segoe UI'"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1T11:59:38.811000000</meta:creation-date>
    <dc:date>2021-06-23T13:47:47.297000000</dc:date>
    <meta:editing-duration>PT26M52S</meta:editing-duration>
    <meta:editing-cycles>5</meta:editing-cycles>
    <meta:generator>LibreOffice/7.1.2.2$Windows_X86_64 LibreOffice_project/8a45595d069ef5570103caea1b71cc9d82b2aae4</meta:generator>
    <meta:document-statistic meta:table-count="0" meta:image-count="0" meta:object-count="0" meta:page-count="2" meta:paragraph-count="30" meta:word-count="616" meta:character-count="3985" meta:non-whitespace-character-count="3387"/>
  </office:meta>
</office:document-meta>
</file>

<file path=VersionList.xml><?xml version="1.0" encoding="utf-8"?>
<VL:version-list xmlns:dc="http://purl.org/dc/elements/1.1/" xmlns:VL="http://openoffice.org/2001/versions-list">
  <VL:version-entry VL:title="Version1" VL:comment="testing1" VL:creator="" dc:date-time="2021-06-21T12:07:48"/>
</VL:version-list>
</file>